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16E5CE2169A.png" manifest:media-type="image/png"/>
  <manifest:file-entry manifest:full-path="Pictures/1000020100000258000002582667F7AA.png" manifest:media-type="image/png"/>
  <manifest:file-entry manifest:full-path="Pictures/100002010000025800000258EF0DFE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" style:family="graphic" style:parent-style-name="standard">
      <style:graphic-properties draw:stroke="solid" svg:stroke-width="0.051cm" svg:stroke-color="#3465a4" draw:stroke-linejoin="round" svg:stroke-linecap="square" draw:fill="none" draw:fill-color="#ffd32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draw:fill="solid"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solid" draw:fill="solid" draw:fill-color="#ffd32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width="0.051cm" svg:stroke-color="#333333" draw:marker-start-width="0.276cm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33333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8cm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62cm"/>
    </style:style>
    <style:style style:name="gr19" style:family="graphic" style:parent-style-name="objectwithoutfill">
      <style:graphic-properties draw:stroke="dash" draw:stroke-dash="Ultrafine_20_Dashed"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draw:fill="none" draw:fill-color="#729fcf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solid" draw:fill="none" draw:fill-color="#ffd32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>
      <style:graphic-properties draw:stroke="solid" svg:stroke-width="0.051cm" svg:stroke-color="#3465a4" draw:stroke-linejoin="round" svg:stroke-linecap="square" draw:fill="none" draw:fill-color="#ffd320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50%"/>
    </style:style>
    <style:style style:name="gr28" style:family="graphic">
      <style:graphic-properties draw:stroke="solid" draw:fill="none" draw:fill-color="#729fcf" draw:opacity="50%" draw:textarea-horizontal-align="justify" draw:textarea-vertical-align="middle" draw:auto-grow-height="false" draw:shadow-opacity="50%"/>
    </style:style>
    <style:style style:name="gr29" style:family="graphic">
      <style:graphic-properties draw:stroke="solid" draw:fill="none" draw:fill-color="#ffd320" draw:opacity="50%" draw:textarea-horizontal-align="justify" draw:textarea-vertical-align="middle" draw:auto-grow-height="false" draw:shadow-opacity="50%"/>
    </style:style>
    <style:style style:name="gr30" style:family="graphic">
      <style:graphic-properties draw:textarea-horizontal-align="justify" draw:textarea-vertical-align="middle" draw:auto-grow-height="false"/>
    </style:style>
    <style:style style:name="gr31" style:family="graphic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>
      <style:graphic-properties svg:stroke-width="0.051cm" svg:stroke-color="#333333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center" style:font-independent-line-spacing="true"/>
      <style:text-properties fo:font-size="40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16pt" style:font-size-asian="16pt" style:font-size-complex="16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font-size="20pt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ffff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">
        <office:forms form:automatic-focus="false" form:apply-design-mode="false"/>
        <draw:frame draw:name="Title 3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torage Tiering: DRAM &amp; NVMe</text:span></text:p>
          </draw:text-box>
        </draw:frame>
        <draw:line draw:name="Line 19" draw:style-name="gr1" draw:text-style-name="P3" draw:layer="layout" svg:x1="4.796cm" svg:y1="7.968cm" svg:x2="5.556cm" svg:y2="7.968cm">
          <text:p/>
        </draw:line>
        <draw:custom-shape draw:name="Rectangle 18" draw:style-name="gr2" draw:text-style-name="P4" draw:layer="layout" svg:width="2.666cm" svg:height="1.462cm" draw:transform="rotate (1.5707963267949) translate (4.469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155cm" svg:y1="7.67cm" svg:x2="5.155cm" svg:y2="8.07cm">
          <text:p/>
        </draw:line>
        <draw:line draw:name="Line 19" draw:style-name="gr1" draw:text-style-name="P3" draw:layer="layout" svg:x1="6.609cm" svg:y1="7.968cm" svg:x2="7.369cm" svg:y2="7.968cm">
          <text:p/>
        </draw:line>
        <draw:custom-shape draw:name="Rectangle 18" draw:style-name="gr2" draw:text-style-name="P4" draw:layer="layout" svg:width="2.666cm" svg:height="1.461cm" draw:transform="rotate (1.5707963267949) translate (6.284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968cm" svg:y1="7.67cm" svg:x2="6.968cm" svg:y2="8.07cm">
          <text:p/>
        </draw:line>
        <draw:line draw:name="Line 19" draw:style-name="gr1" draw:text-style-name="P3" draw:layer="layout" svg:x1="8.404cm" svg:y1="7.968cm" svg:x2="9.164cm" svg:y2="7.968cm">
          <text:p/>
        </draw:line>
        <draw:custom-shape draw:name="Rectangle 18" draw:style-name="gr2" draw:text-style-name="P4" draw:layer="layout" svg:width="2.666cm" svg:height="1.461cm" draw:transform="rotate (1.5707963267949) translate (8.078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762cm" svg:y1="7.67cm" svg:x2="8.762cm" svg:y2="8.07cm">
          <text:p/>
        </draw:line>
        <draw:line draw:name="Line 19" draw:style-name="gr1" draw:text-style-name="P3" draw:layer="layout" svg:x1="11.429cm" svg:y1="7.968cm" svg:x2="12.189cm" svg:y2="7.968cm">
          <text:p/>
        </draw:line>
        <draw:custom-shape draw:name="Rectangle 18" draw:style-name="gr2" draw:text-style-name="P4" draw:layer="layout" svg:width="2.666cm" svg:height="1.462cm" draw:transform="rotate (1.5707963267949) translate (11.103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788cm" svg:y1="7.67cm" svg:x2="11.788cm" svg:y2="8.07cm">
          <text:p/>
        </draw:line>
        <draw:line draw:style-name="gr3" draw:text-style-name="P5" draw:layer="layout" svg:x1="3.974cm" svg:y1="7.641cm" svg:x2="12.446cm" svg:y2="7.641cm">
          <text:p/>
        </draw:line>
        <draw:custom-shape draw:style-name="gr4" draw:text-style-name="P5" draw:layer="layout" svg:width="8.566cm" svg:height="0.645cm" svg:x="3.998cm" svg:y="8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566cm" svg:height="1.315cm" svg:x="3.999cm" svg:y="9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032cm" svg:height="1.284cm" svg:x="4.636cm" svg:y="4.31cm">
          <text:p text:style-name="P5"><text:span text:style-name="T2">Spark</text:span></text:p>
          <text:p text:style-name="P5"><text:span text:style-name="T2">Exec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3cm" svg:x="6.922cm" svg:y="4.311cm">
          <text:p text:style-name="P5"><text:span text:style-name="T2">Spark</text:span></text:p>
          <text:p text:style-name="P5"><text:span text:style-name="T2">Exec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2cm" svg:x="9.762cm" svg:y="4.312cm">
          <text:p text:style-name="P5"><text:span text:style-name="T2">Spark</text:span></text:p>
          <text:p text:style-name="P5"><text:span text:style-name="T2">Exec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954cm" svg:y1="4.822cm" svg:x2="9.762cm" svg:y2="4.822cm">
          <text:p/>
        </draw:line>
        <draw:frame draw:style-name="gr8" draw:text-style-name="P8" draw:layer="layout" svg:width="3.636cm" svg:height="0.848cm" svg:x="0.254cm" svg:y="8.318cm">
          <draw:text-box>
            <text:p text:style-name="P7"><text:span text:style-name="T3">Memory Tier</text:span></text:p>
          </draw:text-box>
        </draw:frame>
        <draw:frame draw:style-name="gr8" draw:text-style-name="P8" draw:layer="layout" svg:width="2.636cm" svg:height="1.445cm" svg:x="1.254cm" svg:y="9.167cm">
          <draw:text-box>
            <text:p text:style-name="P7"><text:span text:style-name="T3">Flash</text:span></text:p>
            <text:p text:style-name="P7"><text:span text:style-name="T3">Tier</text:span></text:p>
          </draw:text-box>
        </draw:frame>
        <draw:line draw:style-name="gr9" draw:text-style-name="P5" draw:layer="layout" svg:x1="13.192cm" svg:y1="9.167cm" svg:x2="2.27cm" svg:y2="9.167cm">
          <text:p/>
        </draw:line>
        <draw:custom-shape draw:style-name="gr10" draw:text-style-name="P5" draw:layer="layout" svg:width="0.401cm" svg:height="0.399cm" draw:transform="rotate (1.5707963267949) translate (4.70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4.70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5.27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5.27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399cm" draw:transform="rotate (1.5707963267949) translate (6.518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6.518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7.0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7.0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312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2cm" draw:transform="rotate (1.5707963267949) translate (8.312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8.88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88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33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11.33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11.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9.787cm" svg:y1="9.844cm" svg:x2="10.797cm" svg:y2="9.844cm">
          <text:p/>
        </draw:line>
        <draw:custom-shape draw:style-name="gr10" draw:text-style-name="P5" draw:layer="layout" svg:width="0.401cm" svg:height="0.399cm" draw:transform="rotate (1.5707963267949) translate (4.70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5.27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399cm" draw:transform="rotate (1.5707963267949) translate (6.518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7.0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312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01cm" draw:transform="rotate (1.5707963267949) translate (8.88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33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401cm" svg:height="0.4cm" draw:transform="rotate (1.5707963267949) translate (11.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636cm" svg:height="0.848cm" svg:x="1.254cm" svg:y="7.177cm">
          <draw:text-box>
            <text:p text:style-name="P7"><text:span text:style-name="T3">Network</text:span></text:p>
          </draw:text-box>
        </draw:frame>
        <draw:frame draw:style-name="gr13" draw:text-style-name="P8" draw:layer="layout" svg:width="3.81cm" svg:height="1.445cm" svg:x="0.101cm" svg:y="5.725cm">
          <draw:text-box>
            <text:p text:style-name="P7"><text:span text:style-name="T3">Input/Output/</text:span></text:p>
            <text:p text:style-name="P7"><text:span text:style-name="T3">Shuffle/</text:span></text:p>
          </draw:text-box>
        </draw:frame>
        <draw:custom-shape draw:style-name="gr14" draw:text-style-name="P5" draw:layer="layout" svg:width="0.762cm" svg:height="1.318cm" svg:x="5.285cm" svg:y="5.8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5.486cm" svg:y="5.8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5.6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486cm" svg:y="5.8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6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7.888cm" svg:y="5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287cm" svg:y="5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488cm" svg:y="5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0.762cm" svg:height="1.318cm" svg:x="10.689cm" svg:y="5.8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25.4cm" svg:height="2.206cm" svg:x="0cm" svg:y="11.93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203cm" svg:height="1.388cm" svg:x="0.608cm" svg:y="4.272cm">
          <draw:text-box>
            <text:p text:style-name="P7"><text:span text:style-name="T3">Spark</text:span></text:p>
          </draw:text-box>
        </draw:frame>
        <draw:frame draw:style-name="gr16" draw:text-style-name="P9" draw:layer="layout" svg:width="23.114cm" svg:height="1.673cm" svg:x="1.016cm" svg:y="12.2cm">
          <draw:text-box>
            <text:p text:style-name="P5"><text:span text:style-name="T4">With Crail, replacing memory with NVMe flash </text:span></text:p>
            <text:p text:style-name="P5"><text:span text:style-name="T4">for storing input/output/shuffle reduces the 200GB sorting runtime by only 48%</text:span></text:p>
          </draw:text-box>
        </draw:frame>
        <draw:frame draw:style-name="gr17" draw:text-style-name="P5" draw:layer="layout" svg:width="9.906cm" svg:height="6.053cm" svg:x="14.224cm" svg:y="4.23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8" draw:text-style-name="P10" draw:layer="layout" svg:width="3.302cm" svg:height="2.471cm" svg:x="16.764cm" svg:y="4.984cm">
          <draw:text-box>
            <text:p><text:span text:style-name="T5">Vanilla </text:span></text:p>
            <text:p><text:span text:style-name="T5">Spark</text:span></text:p>
            <text:p><text:span text:style-name="T5">(100% </text:span></text:p>
            <text:p><text:span text:style-name="T5">in-memory)</text:span></text:p>
          </draw:text-box>
        </draw:frame>
        <draw:line draw:style-name="gr19" draw:text-style-name="P5" draw:layer="layout" svg:x1="16.764cm" svg:y1="5.666cm" svg:x2="16.002cm" svg:y2="5.666cm">
          <text:p/>
        </draw:line>
        <draw:frame draw:style-name="gr20" draw:text-style-name="P11" draw:layer="layout" svg:width="8.128cm" svg:height="0.806cm" svg:x="15.34cm" svg:y="10.2cm">
          <draw:text-box>
            <text:p text:style-name="P5"><text:span text:style-name="T5">memory/flash ratio</text:span></text:p>
          </draw:text-box>
        </draw:frame>
        <draw:frame draw:style-name="gr21" draw:text-style-name="P11" draw:layer="layout" svg:width="4.572cm" svg:height="1.016cm" draw:transform="rotate (1.5707963267949) translate (13.462cm 8.89cm)">
          <draw:text-box>
            <text:p text:style-name="P5"><text:span text:style-name="T5">Time (sec)</text:span></text:p>
          </draw:text-box>
        </draw:frame>
        <draw:frame draw:style-name="gr16" draw:text-style-name="P11" draw:layer="layout" svg:width="8.308cm" svg:height="0.806cm" svg:x="15.24cm" svg:y="3.656cm">
          <draw:text-box>
            <text:p text:style-name="P5"><text:span text:style-name="T5">sorting runtim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office:forms form:automatic-focus="false" form:apply-design-mode="false"/>
        <draw:line draw:name="Line 19" draw:style-name="gr1" draw:text-style-name="P3" draw:layer="layout" svg:x1="4.796cm" svg:y1="7.968cm" svg:x2="5.556cm" svg:y2="7.968cm">
          <text:p/>
        </draw:line>
        <draw:custom-shape draw:name="Rectangle 18" draw:style-name="gr2" draw:text-style-name="P4" draw:layer="layout" svg:width="2.666cm" svg:height="1.462cm" draw:transform="rotate (1.5707963267949) translate (4.469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155cm" svg:y1="7.67cm" svg:x2="5.155cm" svg:y2="8.07cm">
          <text:p/>
        </draw:line>
        <draw:line draw:name="Line 19" draw:style-name="gr1" draw:text-style-name="P3" draw:layer="layout" svg:x1="6.609cm" svg:y1="7.968cm" svg:x2="7.369cm" svg:y2="7.968cm">
          <text:p/>
        </draw:line>
        <draw:custom-shape draw:name="Rectangle 18" draw:style-name="gr2" draw:text-style-name="P4" draw:layer="layout" svg:width="2.666cm" svg:height="1.461cm" draw:transform="rotate (1.5707963267949) translate (6.284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968cm" svg:y1="7.67cm" svg:x2="6.968cm" svg:y2="8.07cm">
          <text:p/>
        </draw:line>
        <draw:line draw:name="Line 19" draw:style-name="gr1" draw:text-style-name="P3" draw:layer="layout" svg:x1="8.404cm" svg:y1="7.968cm" svg:x2="9.164cm" svg:y2="7.968cm">
          <text:p/>
        </draw:line>
        <draw:custom-shape draw:name="Rectangle 18" draw:style-name="gr2" draw:text-style-name="P4" draw:layer="layout" svg:width="2.666cm" svg:height="1.461cm" draw:transform="rotate (1.5707963267949) translate (8.078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762cm" svg:y1="7.67cm" svg:x2="8.762cm" svg:y2="8.07cm">
          <text:p/>
        </draw:line>
        <draw:line draw:name="Line 19" draw:style-name="gr1" draw:text-style-name="P3" draw:layer="layout" svg:x1="11.429cm" svg:y1="7.968cm" svg:x2="12.189cm" svg:y2="7.968cm">
          <text:p/>
        </draw:line>
        <draw:custom-shape draw:name="Rectangle 18" draw:style-name="gr2" draw:text-style-name="P4" draw:layer="layout" svg:width="2.666cm" svg:height="1.462cm" draw:transform="rotate (1.5707963267949) translate (11.103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788cm" svg:y1="7.67cm" svg:x2="11.788cm" svg:y2="8.07cm">
          <text:p/>
        </draw:line>
        <draw:line draw:style-name="gr3" draw:text-style-name="P5" draw:layer="layout" svg:x1="3.974cm" svg:y1="7.641cm" svg:x2="12.446cm" svg:y2="7.641cm">
          <text:p/>
        </draw:line>
        <draw:custom-shape draw:style-name="gr23" draw:text-style-name="P5" draw:layer="layout" svg:width="8.566cm" svg:height="0.645cm" svg:x="3.998cm" svg:y="8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8.566cm" svg:height="1.315cm" svg:x="3.999cm" svg:y="9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032cm" svg:height="1.284cm" svg:x="4.636cm" svg:y="5.91cm">
          <text:p text:style-name="P5"><text:span text:style-name="T2">Spark</text:span></text:p>
          <text:p text:style-name="P5"><text:span text:style-name="T2">Exec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3cm" svg:x="6.922cm" svg:y="5.911cm">
          <text:p text:style-name="P5"><text:span text:style-name="T2">Spark</text:span></text:p>
          <text:p text:style-name="P5"><text:span text:style-name="T2">Exec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1.282cm" svg:x="9.762cm" svg:y="5.912cm">
          <text:p text:style-name="P5"><text:span text:style-name="T2">Spark</text:span></text:p>
          <text:p text:style-name="P5"><text:span text:style-name="T2">Exec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954cm" svg:y1="6.422cm" svg:x2="9.762cm" svg:y2="6.422cm">
          <text:p/>
        </draw:line>
        <draw:frame draw:style-name="gr8" draw:text-style-name="P8" draw:layer="layout" svg:width="3.636cm" svg:height="0.848cm" svg:x="0.254cm" svg:y="8.318cm">
          <draw:text-box>
            <text:p text:style-name="P7"><text:span text:style-name="T3">Memory Tier</text:span></text:p>
          </draw:text-box>
        </draw:frame>
        <draw:frame draw:style-name="gr8" draw:text-style-name="P8" draw:layer="layout" svg:width="2.636cm" svg:height="1.445cm" svg:x="1.254cm" svg:y="9.167cm">
          <draw:text-box>
            <text:p text:style-name="P7"><text:span text:style-name="T3">Flash</text:span></text:p>
            <text:p text:style-name="P7"><text:span text:style-name="T3">Tier</text:span></text:p>
          </draw:text-box>
        </draw:frame>
        <draw:custom-shape draw:style-name="gr25" draw:text-style-name="P5" draw:layer="layout" svg:width="0.401cm" svg:height="0.399cm" draw:transform="rotate (1.5707963267949) translate (4.70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4.70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5.27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5.27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399cm" draw:transform="rotate (1.5707963267949) translate (6.518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6.518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7.0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7.0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8.312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2cm" draw:transform="rotate (1.5707963267949) translate (8.312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8.88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8.88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11.33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01cm" draw:transform="rotate (1.5707963267949) translate (11.33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0.4cm" svg:height="0.4cm" draw:transform="rotate (1.5707963267949) translate (11.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11.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9.787cm" svg:y1="9.844cm" svg:x2="10.797cm" svg:y2="9.844cm">
          <text:p/>
        </draw:line>
        <draw:custom-shape draw:style-name="gr25" draw:text-style-name="P5" draw:layer="layout" svg:width="0.401cm" svg:height="0.399cm" draw:transform="rotate (1.5707963267949) translate (4.70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5.27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399cm" draw:transform="rotate (1.5707963267949) translate (6.518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7.0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8.312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01cm" draw:transform="rotate (1.5707963267949) translate (8.88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11.33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401cm" svg:height="0.4cm" draw:transform="rotate (1.5707963267949) translate (11.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636cm" svg:height="0.848cm" svg:x="1.254cm" svg:y="7.177cm">
          <draw:text-box>
            <text:p text:style-name="P7"><text:span text:style-name="T3">Network</text:span></text:p>
          </draw:text-box>
        </draw:frame>
        <draw:frame draw:style-name="gr13" draw:text-style-name="P8" draw:layer="layout" svg:width="3.203cm" svg:height="1.388cm" svg:x="0.608cm" svg:y="5.872cm">
          <draw:text-box>
            <text:p text:style-name="P7"><text:span text:style-name="T3">Spark</text:span></text:p>
          </draw:text-box>
        </draw:frame>
        <draw:frame draw:style-name="gr16" draw:text-style-name="P9" draw:layer="layout" svg:width="23.114cm" svg:height="1.673cm" svg:x="1.016cm" svg:y="12.2cm">
          <draw:text-box>
            <text:p text:style-name="P5"><text:span text:style-name="T4">With Crail, replacing memory with NVMe flash </text:span></text:p>
            <text:p text:style-name="P5"><text:span text:style-name="T4">for storing input/output/shuffle reduces the 200GB sorting runtime by only 48%</text:span></text:p>
          </draw:text-box>
        </draw:frame>
        <draw:frame draw:style-name="gr17" draw:text-style-name="P5" draw:layer="layout" svg:width="9.906cm" svg:height="6.053cm" svg:x="14.224cm" svg:y="4.2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text-style-name="P10" draw:layer="layout" svg:width="3.302cm" svg:height="2.471cm" svg:x="16.764cm" svg:y="4.984cm">
          <draw:text-box>
            <text:p><text:span text:style-name="T5">Vanilla </text:span></text:p>
            <text:p><text:span text:style-name="T5">Spark</text:span></text:p>
            <text:p><text:span text:style-name="T5">(100% </text:span></text:p>
            <text:p><text:span text:style-name="T5">in-memory)</text:span></text:p>
          </draw:text-box>
        </draw:frame>
        <draw:line draw:style-name="gr19" draw:text-style-name="P5" draw:layer="layout" svg:x1="16.764cm" svg:y1="5.666cm" svg:x2="16.002cm" svg:y2="5.666cm">
          <text:p/>
        </draw:line>
        <draw:frame draw:style-name="gr20" draw:text-style-name="P11" draw:layer="layout" svg:width="8.128cm" svg:height="0.806cm" svg:x="15.34cm" svg:y="10.2cm">
          <draw:text-box>
            <text:p text:style-name="P5"><text:span text:style-name="T5">memory/flash ratio</text:span></text:p>
          </draw:text-box>
        </draw:frame>
        <draw:frame draw:style-name="gr21" draw:text-style-name="P11" draw:layer="layout" svg:width="4.572cm" svg:height="1.016cm" draw:transform="rotate (1.5707963267949) translate (13.462cm 8.89cm)">
          <draw:text-box>
            <text:p text:style-name="P5"><text:span text:style-name="T5">Time (sec)</text:span></text:p>
          </draw:text-box>
        </draw:frame>
        <draw:frame draw:style-name="gr16" draw:text-style-name="P11" draw:layer="layout" svg:width="8.308cm" svg:height="0.806cm" svg:x="15.24cm" svg:y="3.656cm">
          <draw:text-box>
            <text:p text:style-name="P5"><text:span text:style-name="T5">sorting runtime</text:span></text:p>
          </draw:text-box>
        </draw:frame>
        <presentation:notes draw:style-name="dp2">
          <draw:page-thumbnail draw:style-name="gr22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custom-shape draw:style-name="gr26" draw:text-style-name="P5" draw:layer="layout" svg:width="14.378cm" svg:height="4.825cm" svg:x="6.096cm" svg:y="5.911cm">
          <text:p/>
          <draw:enhanced-geometry svg:viewBox="0 0 21600 21600" draw:type="rectangle" draw:enhanced-path="M 0 0 L 21600 0 21600 21600 0 21600 0 0 Z N"/>
        </draw:custom-shape>
        <draw:line draw:name="Line 19" draw:style-name="gr1" draw:text-style-name="P3" draw:layer="layout" svg:x1="9.796cm" svg:y1="7.968cm" svg:x2="10.556cm" svg:y2="7.968cm">
          <text:p/>
        </draw:line>
        <draw:custom-shape draw:name="Rectangle 18" draw:style-name="gr27" draw:text-style-name="P4" draw:layer="Layout" svg:width="2.666cm" svg:height="1.462cm" draw:transform="rotate (1.5707963267949) translate (9.469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0.155cm" svg:y1="7.67cm" svg:x2="10.155cm" svg:y2="8.07cm">
          <text:p/>
        </draw:line>
        <draw:line draw:name="Line 19" draw:style-name="gr1" draw:text-style-name="P3" draw:layer="layout" svg:x1="11.609cm" svg:y1="7.968cm" svg:x2="12.369cm" svg:y2="7.968cm">
          <text:p/>
        </draw:line>
        <draw:custom-shape draw:name="Rectangle 18" draw:style-name="gr27" draw:text-style-name="P4" draw:layer="Layout" svg:width="2.666cm" svg:height="1.461cm" draw:transform="rotate (1.5707963267949) translate (11.284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968cm" svg:y1="7.67cm" svg:x2="11.968cm" svg:y2="8.07cm">
          <text:p/>
        </draw:line>
        <draw:line draw:name="Line 19" draw:style-name="gr1" draw:text-style-name="P3" draw:layer="layout" svg:x1="13.404cm" svg:y1="7.968cm" svg:x2="14.164cm" svg:y2="7.968cm">
          <text:p/>
        </draw:line>
        <draw:custom-shape draw:name="Rectangle 18" draw:style-name="gr27" draw:text-style-name="P4" draw:layer="Layout" svg:width="2.666cm" svg:height="1.461cm" draw:transform="rotate (1.5707963267949) translate (13.078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3.762cm" svg:y1="7.67cm" svg:x2="13.762cm" svg:y2="8.07cm">
          <text:p/>
        </draw:line>
        <draw:line draw:name="Line 19" draw:style-name="gr1" draw:text-style-name="P3" draw:layer="layout" svg:x1="16.429cm" svg:y1="7.968cm" svg:x2="17.189cm" svg:y2="7.968cm">
          <text:p/>
        </draw:line>
        <draw:custom-shape draw:name="Rectangle 18" draw:style-name="gr27" draw:text-style-name="P4" draw:layer="Layout" svg:width="2.666cm" svg:height="1.462cm" draw:transform="rotate (1.5707963267949) translate (16.103cm 10.7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6.788cm" svg:y1="7.67cm" svg:x2="16.788cm" svg:y2="8.07cm">
          <text:p/>
        </draw:line>
        <draw:line draw:style-name="gr3" draw:text-style-name="P5" draw:layer="layout" svg:x1="8.974cm" svg:y1="7.641cm" svg:x2="17.446cm" svg:y2="7.641cm">
          <text:p/>
        </draw:line>
        <draw:custom-shape draw:style-name="gr28" draw:text-style-name="P5" draw:layer="Layout" svg:width="8.566cm" svg:height="0.645cm" svg:x="8.998cm" svg:y="8.5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8.566cm" svg:height="1.315cm" svg:x="8.999cm" svg:y="9.1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2.032cm" svg:height="1.284cm" svg:x="9.636cm" svg:y="5.91cm">
          <text:p text:style-name="P5"><text:span text:style-name="T2">Spark</text:span></text:p>
          <text:p text:style-name="P5"><text:span text:style-name="T2">Exec0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032cm" svg:height="1.283cm" svg:x="11.922cm" svg:y="5.911cm">
          <text:p text:style-name="P5"><text:span text:style-name="T2">Spark</text:span></text:p>
          <text:p text:style-name="P5"><text:span text:style-name="T2">Exec1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032cm" svg:height="1.282cm" svg:x="14.762cm" svg:y="5.912cm">
          <text:p text:style-name="P5"><text:span text:style-name="T2">Spark</text:span></text:p>
          <text:p text:style-name="P5"><text:span text:style-name="T2">Exec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3.954cm" svg:y1="6.422cm" svg:x2="14.762cm" svg:y2="6.422cm">
          <text:p/>
        </draw:line>
        <draw:frame draw:style-name="gr8" draw:text-style-name="P8" draw:layer="layout" svg:width="3.048cm" svg:height="0.848cm" svg:x="5.842cm" svg:y="9.467cm">
          <draw:text-box>
            <text:p text:style-name="P7"><text:span text:style-name="T3">Flash Tier</text:span></text:p>
          </draw:text-box>
        </draw:frame>
        <draw:custom-shape draw:style-name="gr31" draw:text-style-name="P5" draw:layer="Layout" svg:width="0.401cm" svg:height="0.399cm" draw:transform="rotate (1.5707963267949) translate (9.70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cm" draw:transform="rotate (1.5707963267949) translate (9.70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01cm" draw:transform="rotate (1.5707963267949) translate (10.27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0.27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399cm" draw:transform="rotate (1.5707963267949) translate (11.518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cm" draw:transform="rotate (1.5707963267949) translate (11.518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cm" draw:transform="rotate (1.5707963267949) translate (12.0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2.0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3.312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02cm" draw:transform="rotate (1.5707963267949) translate (13.312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01cm" draw:transform="rotate (1.5707963267949) translate (13.885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3.885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6.337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01cm" draw:transform="rotate (1.5707963267949) translate (16.337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" draw:layer="Layout" svg:width="0.4cm" svg:height="0.4cm" draw:transform="rotate (1.5707963267949) translate (16.91cm 9.0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6.91cm 9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4.787cm" svg:y1="9.844cm" svg:x2="15.797cm" svg:y2="9.844cm">
          <text:p/>
        </draw:line>
        <draw:custom-shape draw:style-name="gr31" draw:text-style-name="P5" draw:layer="Layout" svg:width="0.401cm" svg:height="0.399cm" draw:transform="rotate (1.5707963267949) translate (9.70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0.27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399cm" draw:transform="rotate (1.5707963267949) translate (11.518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2.0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3.312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01cm" draw:transform="rotate (1.5707963267949) translate (13.885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6.337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0.401cm" svg:height="0.4cm" draw:transform="rotate (1.5707963267949) translate (16.91cm 10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.636cm" svg:height="0.848cm" svg:x="6.254cm" svg:y="7.177cm">
          <draw:text-box>
            <text:p text:style-name="P7"><text:span text:style-name="T3">Network</text:span></text:p>
          </draw:text-box>
        </draw:frame>
        <draw:frame draw:style-name="gr33" draw:text-style-name="P8" draw:layer="layout" svg:width="2.461cm" svg:height="0.986cm" svg:x="6.35cm" svg:y="6.072cm">
          <draw:text-box>
            <text:p text:style-name="P7"><text:span text:style-name="T3">Spark</text:span></text:p>
          </draw:text-box>
        </draw:frame>
        <draw:frame draw:style-name="gr16" draw:text-style-name="P9" draw:layer="layout" svg:width="23.114cm" svg:height="1.673cm" svg:x="1.016cm" svg:y="12.2cm">
          <draw:text-box>
            <text:p text:style-name="P5"><text:span text:style-name="T4">With Crail, replacing memory with NVMe flash </text:span></text:p>
            <text:p text:style-name="P5"><text:span text:style-name="T4">for storing input/output/shuffle reduces the 200GB sorting runtime by only 48%</text:span></text:p>
          </draw:text-box>
        </draw:frame>
        <draw:frame draw:style-name="gr8" draw:text-style-name="P8" draw:layer="layout" svg:width="3.302cm" svg:height="0.848cm" svg:x="5.588cm" svg:y="8.443cm">
          <draw:text-box>
            <text:p text:style-name="P7"><text:span text:style-name="T3">DRAM Tier</text:span>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8fc2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8fc23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8fc230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cc12a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45pt"/>
    </style:style>
    <style:style style:name="MP7" style:family="paragraph"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8pt"/>
    </style:style>
    <style:style style:name="MP14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4" draw:layer="backgroundobjects" svg:width="3.896cm" svg:height="3.896cm" svg:x="-0.154cm" svg:y="0.803cm">
        <draw:image xlink:href="Pictures/100002010000025800000258EF0DFEAB.png" xlink:type="simple" xlink:show="embed" xlink:actuate="onLoad">
          <text:p/>
        </draw:image>
      </draw:frame>
      <draw:custom-shape draw:name="Rectangle 3" draw:style-name="Mgr5" draw:text-style-name="MP3" draw:layer="backgroundobjects" svg:width="3.50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3.273cm" svg:height="3.273cm" svg:x="0.152cm" svg:y="4.656cm">
        <draw:image xlink:href="Pictures/1000020100000258000002582667F7AA.png" xlink:type="simple" xlink:show="embed" xlink:actuate="onLoad">
          <text:p/>
        </draw:image>
      </draw:frame>
      <draw:frame draw:name="Title 1" presentation:style-name="Mpr1" draw:text-style-name="MP6" draw:layer="backgroundobjects" svg:width="20.304cm" svg:height="5.728cm" svg:x="4.617cm" svg:y="3.429cm" presentation:class="title" presentation:user-transformed="true">
        <draw:text-box>
          <text:p text:style-name="MP5"><text:span text:style-name="MT2">Click to edit the title text format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7" draw:layer="backgroundobjects" svg:width="22.859cm" svg:height="2.38cm" svg:x="1.27cm" svg:y="0.572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4" draw:layer="backgroundobjects" svg:width="8.042cm" svg:height="0.76cm" svg:x="8.678cm" svg:y="13.084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5.926cm" svg:height="0.76cm" svg:x="18.203cm" svg:y="13.084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custom-shape draw:name="Rectangle 6" draw:style-name="Mgr3" draw:text-style-name="MP3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4" draw:layer="backgroundobjects" svg:width="0.929cm" svg:height="1.71cm" svg:x="0.234cm" svg:y="12.385cm">
        <draw:image xlink:href="Pictures/10000201000000C70000016E5CE2169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esentation Goes Here</dc:title>
    <meta:editing-cycles>346</meta:editing-cycles>
    <meta:creation-date>2017-05-21T20:18:07.506990499</meta:creation-date>
    <dc:date>2017-08-19T12:44:14.181759847</dc:date>
    <meta:editing-duration>P1DT6H20M49S</meta:editing-duration>
    <meta:generator>LibreOffice/4.2.8.2$Linux_X86_64 LibreOffice_project/420m0$Build-2</meta:generator>
    <meta:document-statistic meta:object-count="214"/>
    <meta:user-defined meta:name="AppVersion">15.003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07cm" svg:height="6.054cm" xlink:href="." xlink:type="simple" chart:class="chart:bar" chart:style-name="ch1">
        <chart:legend svg:x="5.57cm" svg:y="0.289cm" style:legend-expansion="custom" chartooo:width="3.621cm" chartooo:height="1.529cm" style:legend-expansion-aspect-ratio="2.36821451929366" chart:style-name="ch2"/>
        <chart:plot-area chart:style-name="ch3" chart:data-source-has-labels="both" svg:x="-0.4cm" svg:y="-0.015cm" svg:width="9.637cm" svg:height="7.494cm">
          <chartooo:coordinate-region svg:x="0.724cm" svg:y="0.29cm" svg:width="8.513cm" svg:height="5.46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4.63">
                <text:p>14.6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14.59">
                <text:p>14.5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0.48">
                <text:p>20.48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1.22">
                <text:p>21.2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5.28">
                <text:p>25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07cm" svg:height="6.054cm" xlink:href="." xlink:type="simple" chart:class="chart:bar" chart:style-name="ch1">
        <chart:legend svg:x="5.57cm" svg:y="0.289cm" style:legend-expansion="custom" chartooo:width="3.621cm" chartooo:height="1.529cm" style:legend-expansion-aspect-ratio="2.36821451929366" chart:style-name="ch2"/>
        <chart:plot-area chart:style-name="ch3" chart:data-source-has-labels="both" svg:x="-0.4cm" svg:y="-0.015cm" svg:width="9.637cm" svg:height="7.494cm">
          <chartooo:coordinate-region svg:x="0.724cm" svg:y="0.29cm" svg:width="8.513cm" svg:height="5.461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4.63">
                <text:p>14.6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14.59">
                <text:p>14.5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0.48">
                <text:p>20.48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1.22">
                <text:p>21.2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5.28">
                <text:p>25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